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807cm"/>
    </style:style>
    <style:style style:name="co3" style:family="table-column">
      <style:table-column-properties fo:break-before="auto" style:column-width="7.534cm"/>
    </style:style>
    <style:style style:name="co4" style:family="table-column">
      <style:table-column-properties fo:break-before="auto" style:column-width="5.553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float" office:value="1">
            <text:p>1</text:p>
          </table:table-cell>
          <table:table-cell office:value-type="string">
            <text:p>James-Bond-Bösewicht</text:p>
          </table:table-cell>
          <table:table-cell table:formula="of:=CONCATENATE([.F1];[.A1];[.F1]; &quot;: &quot;; [.F1]; [.B1];[.F1]; &quot;,&quot;)" office:value-type="string" office:string-value="&quot;1&quot;: &quot;James-Bond-Bösewicht&quot;,">
            <text:p>"1": "James-Bond-Bösewicht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ttel gegen Durchfall</text:p>
          </table:table-cell>
          <table:table-cell table:formula="of:=CONCATENATE([.F2];[.A2];[.F2]; &quot;: &quot;; [.F2]; [.B2];[.F2]; &quot;,&quot;)" office:value-type="string" office:string-value="&quot;2&quot;: &quot;Mittel gegen Durchfall&quot;,">
            <text:p>"2": "Mittel gegen Durchfall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ndische Göttin</text:p>
          </table:table-cell>
          <table:table-cell table:formula="of:=CONCATENATE([.F3];[.A3];[.F3]; &quot;: &quot;; [.F3]; [.B3];[.F3]; &quot;,&quot;)" office:value-type="string" office:string-value="&quot;3&quot;: &quot;Indische Göttin&quot;,">
            <text:p>"3": "Indische Göttin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eschieht im Eifer des Gefechts</text:p>
          </table:table-cell>
          <table:table-cell table:formula="of:=CONCATENATE([.F4];[.A4];[.F4]; &quot;: &quot;; [.F4]; [.B4];[.F4]; &quot;,&quot;)" office:value-type="string" office:string-value="&quot;4&quot;: &quot;Geschieht im Eifer des Gefechts&quot;,">
            <text:p>"4": "Geschieht im Eifer des Gefechts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Kosename für den/die Liebste/n</text:p>
          </table:table-cell>
          <table:table-cell table:formula="of:=CONCATENATE([.F5];[.A5];[.F5]; &quot;: &quot;; [.F5]; [.B5];[.F5]; &quot;,&quot;)" office:value-type="string" office:string-value="&quot;5&quot;: &quot;Kosename für den/die Liebste/n&quot;,">
            <text:p>"5": "Kosename für den/die Liebste/n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skottchen eines Boxers</text:p>
          </table:table-cell>
          <table:table-cell table:formula="of:=CONCATENATE([.F6];[.A6];[.F6]; &quot;: &quot;; [.F6]; [.B6];[.F6]; &quot;,&quot;)" office:value-type="string" office:string-value="&quot;6&quot;: &quot;Maskottchen eines Boxers&quot;,">
            <text:p>"6": "Maskottchen eines Boxers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nderes Wort für Massagestab</text:p>
          </table:table-cell>
          <table:table-cell table:formula="of:=CONCATENATE([.F7];[.A7];[.F7]; &quot;: &quot;; [.F7]; [.B7];[.F7]; &quot;,&quot;)" office:value-type="string" office:string-value="&quot;7&quot;: &quot;Anderes Wort für Massagestab&quot;,">
            <text:p>"7": "Anderes Wort für Massagestab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eschieht vor allem im Bett</text:p>
          </table:table-cell>
          <table:table-cell table:formula="of:=CONCATENATE([.F8];[.A8];[.F8]; &quot;: &quot;; [.F8]; [.B8];[.F8]; &quot;,&quot;)" office:value-type="string" office:string-value="&quot;8&quot;: &quot;Geschieht vor allem im Bett&quot;,">
            <text:p>"8": "Geschieht vor allem im Bett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twas typisch Weißes</text:p>
          </table:table-cell>
          <table:table-cell table:formula="of:=CONCATENATE([.F9];[.A9];[.F9]; &quot;: &quot;; [.F9]; [.B9];[.F9]; &quot;,&quot;)" office:value-type="string" office:string-value="&quot;9&quot;: &quot;Etwas typisch Weißes&quot;,">
            <text:p>"9": "Etwas typisch Weißes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Indisches Hauptgericht</text:p>
          </table:table-cell>
          <table:table-cell table:formula="of:=CONCATENATE([.F10];[.A10];[.F10]; &quot;: &quot;; [.F10]; [.B10];[.F10]; &quot;,&quot;)" office:value-type="string" office:string-value="&quot;10&quot;: &quot;Indisches Hauptgericht&quot;,">
            <text:p>"10": "Indisches Hauptgericht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rasilianische Provinz</text:p>
          </table:table-cell>
          <table:table-cell table:formula="of:=CONCATENATE([.F11];[.A11];[.F11]; &quot;: &quot;; [.F11]; [.B11];[.F11]; &quot;,&quot;)" office:value-type="string" office:string-value="&quot;11&quot;: &quot;Brasilianische Provinz&quot;,">
            <text:p>"11": "Brasilianische Provinz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efehl beim Hundeschlittenrennen</text:p>
          </table:table-cell>
          <table:table-cell table:formula="of:=CONCATENATE([.F12];[.A12];[.F12]; &quot;: &quot;; [.F12]; [.B12];[.F12]; &quot;,&quot;)" office:value-type="string" office:string-value="&quot;12&quot;: &quot;Befehl beim Hundeschlittenrennen&quot;,">
            <text:p>"12": "Befehl beim Hundeschlittenrennen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ndiostamm am Amazonas</text:p>
          </table:table-cell>
          <table:table-cell table:formula="of:=CONCATENATE([.F13];[.A13];[.F13]; &quot;: &quot;; [.F13]; [.B13];[.F13]; &quot;,&quot;)" office:value-type="string" office:string-value="&quot;13&quot;: &quot;Indiostamm am Amazonas&quot;,">
            <text:p>"13": "Indiostamm am Amazonas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Tunesisches Nationalgericht</text:p>
          </table:table-cell>
          <table:table-cell table:formula="of:=CONCATENATE([.F14];[.A14];[.F14]; &quot;: &quot;; [.F14]; [.B14];[.F14]; &quot;,&quot;)" office:value-type="string" office:string-value="&quot;14&quot;: &quot;Tunesisches Nationalgericht&quot;,">
            <text:p>"14": "Tunesisches Nationalgericht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üdafrikanisches Gemüse</text:p>
          </table:table-cell>
          <table:table-cell table:formula="of:=CONCATENATE([.F15];[.A15];[.F15]; &quot;: &quot;; [.F15]; [.B15];[.F15]; &quot;,&quot;)" office:value-type="string" office:string-value="&quot;15&quot;: &quot;Südafrikanisches Gemüse&quot;,">
            <text:p>"15": "Südafrikanisches Gemüse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Das achte antike Weltwunder</text:p>
          </table:table-cell>
          <table:table-cell table:formula="of:=CONCATENATE([.F16];[.A16];[.F16]; &quot;: &quot;; [.F16]; [.B16];[.F16]; &quot;,&quot;)" office:value-type="string" office:string-value="&quot;16&quot;: &quot;Das achte antike Weltwunder&quot;,">
            <text:p>"16": "Das achte antike Weltwunder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Lateinischer Name für den Gesäßmuskel</text:p>
          </table:table-cell>
          <table:table-cell table:formula="of:=CONCATENATE([.F17];[.A17];[.F17]; &quot;: &quot;; [.F17]; [.B17];[.F17]; &quot;,&quot;)" office:value-type="string" office:string-value="&quot;17&quot;: &quot;Lateinischer Name für den Gesäßmuskel&quot;,">
            <text:p>"17": "Lateinischer Name für den Gesäßmuskel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Etwas sehr Leichtes</text:p>
          </table:table-cell>
          <table:table-cell table:formula="of:=CONCATENATE([.F18];[.A18];[.F18]; &quot;: &quot;; [.F18]; [.B18];[.F18]; &quot;,&quot;)" office:value-type="string" office:string-value="&quot;18&quot;: &quot;Etwas sehr Leichtes&quot;,">
            <text:p>"18": "Etwas sehr Leichtes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acht Flecken</text:p>
          </table:table-cell>
          <table:table-cell table:formula="of:=CONCATENATE([.F19];[.A19];[.F19]; &quot;: &quot;; [.F19]; [.B19];[.F19]; &quot;,&quot;)" office:value-type="string" office:string-value="&quot;19&quot;: &quot;Macht Flecken&quot;,">
            <text:p>"19": "Macht Flecken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Etwas sehr Hohes</text:p>
          </table:table-cell>
          <table:table-cell table:formula="of:=CONCATENATE([.F20];[.A20];[.F20]; &quot;: &quot;; [.F20]; [.B20];[.F20]; &quot;,&quot;)" office:value-type="string" office:string-value="&quot;20&quot;: &quot;Etwas sehr Hohes&quot;,">
            <text:p>"20": "Etwas sehr Hohes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avor hat mich meine Oma immer gewarnt</text:p>
          </table:table-cell>
          <table:table-cell table:formula="of:=CONCATENATE([.F21];[.A21];[.F21]; &quot;: &quot;; [.F21]; [.B21];[.F21]; &quot;,&quot;)" office:value-type="string" office:string-value="&quot;21&quot;: &quot;Davor hat mich meine Oma immer gewarnt&quot;,">
            <text:p>"21": "Davor hat mich meine Oma immer gewarnt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Etwas Stinkendes</text:p>
          </table:table-cell>
          <table:table-cell table:formula="of:=CONCATENATE([.F22];[.A22];[.F22]; &quot;: &quot;; [.F22]; [.B22];[.F22]; &quot;,&quot;)" office:value-type="string" office:string-value="&quot;22&quot;: &quot;Etwas Stinkendes&quot;,">
            <text:p>"22": "Etwas Stinkendes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Etwas ungemein Schweres</text:p>
          </table:table-cell>
          <table:table-cell table:formula="of:=CONCATENATE([.F23];[.A23];[.F23]; &quot;: &quot;; [.F23]; [.B23];[.F23]; &quot;,&quot;)" office:value-type="string" office:string-value="&quot;23&quot;: &quot;Etwas ungemein Schweres&quot;,">
            <text:p>"23": "Etwas ungemein Schweres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Ratschlag für Misanthropen</text:p>
          </table:table-cell>
          <table:table-cell table:formula="of:=CONCATENATE([.F24];[.A24];[.F24]; &quot;: &quot;; [.F24]; [.B24];[.F24]; &quot;,&quot;)" office:value-type="string" office:string-value="&quot;24&quot;: &quot;Ratschlag für Misanthropen&quot;,">
            <text:p>"24": "Ratschlag für Misanthropen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nderes Wort für „Unterleib“</text:p>
          </table:table-cell>
          <table:table-cell table:formula="of:=CONCATENATE([.F25];[.A25];[.F25]; &quot;: &quot;; [.F25]; [.B25];[.F25]; &quot;,&quot;)" office:value-type="string" office:string-value="&quot;25&quot;: &quot;Anderes Wort für „Unterleib“&quot;,">
            <text:p>"25": "Anderes Wort für „Unterleib“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Italienischer Liebesschwur</text:p>
          </table:table-cell>
          <table:table-cell table:formula="of:=CONCATENATE([.F26];[.A26];[.F26]; &quot;: &quot;; [.F26]; [.B26];[.F26]; &quot;,&quot;)" office:value-type="string" office:string-value="&quot;26&quot;: &quot;Italienischer Liebesschwur&quot;,">
            <text:p>"26": "Italienischer Liebesschwur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Beschäftigte/r einer Recyclingfirma</text:p>
          </table:table-cell>
          <table:table-cell table:formula="of:=CONCATENATE([.F27];[.A27];[.F27]; &quot;: &quot;; [.F27]; [.B27];[.F27]; &quot;,&quot;)" office:value-type="string" office:string-value="&quot;27&quot;: &quot;Beschäftigte/r einer Recyclingfirma&quot;,">
            <text:p>"27": "Beschäftigte/r einer Recyclingfirma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Norwegisches Fischgericht</text:p>
          </table:table-cell>
          <table:table-cell table:formula="of:=CONCATENATE([.F28];[.A28];[.F28]; &quot;: &quot;; [.F28]; [.B28];[.F28]; &quot;,&quot;)" office:value-type="string" office:string-value="&quot;28&quot;: &quot;Norwegisches Fischgericht&quot;,">
            <text:p>"28": "Norwegisches Fischgericht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nderes Wort für „Kannibale“</text:p>
          </table:table-cell>
          <table:table-cell table:formula="of:=CONCATENATE([.F29];[.A29];[.F29]; &quot;: &quot;; [.F29]; [.B29];[.F29]; &quot;,&quot;)" office:value-type="string" office:string-value="&quot;29&quot;: &quot;Anderes Wort für „Kannibale“&quot;,">
            <text:p>"29": "Anderes Wort für „Kannibale“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Ist kurz und dick</text:p>
          </table:table-cell>
          <table:table-cell table:formula="of:=CONCATENATE([.F30];[.A30];[.F30]; &quot;: &quot;; [.F30]; [.B30];[.F30]; &quot;,&quot;)" office:value-type="string" office:string-value="&quot;30&quot;: &quot;Ist kurz und dick&quot;,">
            <text:p>"30": "Ist kurz und dick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Vorsicht! Ein/e ...</text:p>
          </table:table-cell>
          <table:table-cell table:formula="of:=CONCATENATE([.F31];[.A31];[.F31]; &quot;: &quot;; [.F31]; [.B31];[.F31]; &quot;,&quot;)" office:value-type="string" office:string-value="&quot;31&quot;: &quot;Vorsicht! Ein/e ...&quot;,">
            <text:p>"31": "Vorsicht! Ein/e ...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Ist vor allem nachts aktiv</text:p>
          </table:table-cell>
          <table:table-cell table:formula="of:=CONCATENATE([.F32];[.A32];[.F32]; &quot;: &quot;; [.F32]; [.B32];[.F32]; &quot;,&quot;)" office:value-type="string" office:string-value="&quot;32&quot;: &quot;Ist vor allem nachts aktiv&quot;,">
            <text:p>"32": "Ist vor allem nachts aktiv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Türkische Vorspeise</text:p>
          </table:table-cell>
          <table:table-cell table:formula="of:=CONCATENATE([.F33];[.A33];[.F33]; &quot;: &quot;; [.F33]; [.B33];[.F33]; &quot;,&quot;)" office:value-type="string" office:string-value="&quot;33&quot;: &quot;Türkische Vorspeise&quot;,">
            <text:p>"33": "Türkische Vorspeise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Ungewöhnliches Mordwerkzeug</text:p>
          </table:table-cell>
          <table:table-cell table:formula="of:=CONCATENATE([.F34];[.A34];[.F34]; &quot;: &quot;; [.F34]; [.B34];[.F34]; &quot;,&quot;)" office:value-type="string" office:string-value="&quot;34&quot;: &quot;Ungewöhnliches Mordwerkzeug&quot;,">
            <text:p>"34": "Ungewöhnliches Mordwerkzeug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ittel gegen Lustlosigkeit</text:p>
          </table:table-cell>
          <table:table-cell table:formula="of:=CONCATENATE([.F35];[.A35];[.F35]; &quot;: &quot;; [.F35]; [.B35];[.F35]; &quot;,&quot;)" office:value-type="string" office:string-value="&quot;35&quot;: &quot;Mittel gegen Lustlosigkeit&quot;,">
            <text:p>"35": "Mittel gegen Lustlosigkeit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Jamaikanische Rauchware</text:p>
          </table:table-cell>
          <table:table-cell table:formula="of:=CONCATENATE([.F36];[.A36];[.F36]; &quot;: &quot;; [.F36]; [.B36];[.F36]; &quot;,&quot;)" office:value-type="string" office:string-value="&quot;36&quot;: &quot;Jamaikanische Rauchware&quot;,">
            <text:p>"36": "Jamaikanische Rauchware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Anderes Wort für „Blasenschwäche“</text:p>
          </table:table-cell>
          <table:table-cell table:formula="of:=CONCATENATE([.F37];[.A37];[.F37]; &quot;: &quot;; [.F37]; [.B37];[.F37]; &quot;,&quot;)" office:value-type="string" office:string-value="&quot;37&quot;: &quot;Anderes Wort für „Blasenschwäche“&quot;,">
            <text:p>"37": "Anderes Wort für „Blasenschwäche“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Bestandteil eines Raumschiffs</text:p>
          </table:table-cell>
          <table:table-cell table:formula="of:=CONCATENATE([.F38];[.A38];[.F38]; &quot;: &quot;; [.F38]; [.B38];[.F38]; &quot;,&quot;)" office:value-type="string" office:string-value="&quot;38&quot;: &quot;Bestandteil eines Raumschiffs&quot;,">
            <text:p>"38": "Bestandteil eines Raumschiffs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nderes Wort für „Übergewicht“</text:p>
          </table:table-cell>
          <table:table-cell table:formula="of:=CONCATENATE([.F39];[.A39];[.F39]; &quot;: &quot;; [.F39]; [.B39];[.F39]; &quot;,&quot;)" office:value-type="string" office:string-value="&quot;39&quot;: &quot;Anderes Wort für „Übergewicht“&quot;,">
            <text:p>"39": "Anderes Wort für „Übergewicht“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Lässt den Papst erröten</text:p>
          </table:table-cell>
          <table:table-cell table:formula="of:=CONCATENATE([.F40];[.A40];[.F40]; &quot;: &quot;; [.F40]; [.B40];[.F40]; &quot;,&quot;)" office:value-type="string" office:string-value="&quot;40&quot;: &quot;Lässt den Papst erröten&quot;,">
            <text:p>"40": "Lässt den Papst erröten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nderes Wort für „Donauschifffahrtskapitän“</text:p>
          </table:table-cell>
          <table:table-cell table:formula="of:=CONCATENATE([.F41];[.A41];[.F41]; &quot;: &quot;; [.F41]; [.B41];[.F41]; &quot;,&quot;)" office:value-type="string" office:string-value="&quot;41&quot;: &quot;Anderes Wort für „Donauschifffahrtskapitän“&quot;,">
            <text:p>"41": "Anderes Wort für „Donauschifffahrtskapitän“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temwegserkrankung</text:p>
          </table:table-cell>
          <table:table-cell table:formula="of:=CONCATENATE([.F42];[.A42];[.F42]; &quot;: &quot;; [.F42]; [.B42];[.F42]; &quot;,&quot;)" office:value-type="string" office:string-value="&quot;42&quot;: &quot;Atemwegserkrankung&quot;,">
            <text:p>"42": "Atemwegserkrankung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Macht Kopfschmerzen</text:p>
          </table:table-cell>
          <table:table-cell table:formula="of:=CONCATENATE([.F43];[.A43];[.F43]; &quot;: &quot;; [.F43]; [.B43];[.F43]; &quot;,&quot;)" office:value-type="string" office:string-value="&quot;43&quot;: &quot;Macht Kopfschmerzen&quot;,">
            <text:p>"43": "Macht Kopfschmerzen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Abführmittel</text:p>
          </table:table-cell>
          <table:table-cell table:formula="of:=CONCATENATE([.F44];[.A44];[.F44]; &quot;: &quot;; [.F44]; [.B44];[.F44]; &quot;,&quot;)" office:value-type="string" office:string-value="&quot;44&quot;: &quot;Abführmittel&quot;,">
            <text:p>"44": "Abführmittel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Vulkan auf einer Karibikinsel</text:p>
          </table:table-cell>
          <table:table-cell table:formula="of:=CONCATENATE([.F45];[.A45];[.F45]; &quot;: &quot;; [.F45]; [.B45];[.F45]; &quot;,&quot;)" office:value-type="string" office:string-value="&quot;45&quot;: &quot;Vulkan auf einer Karibikinsel&quot;,">
            <text:p>"45": "Vulkan auf einer Karibikinsel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König von Thailand</text:p>
          </table:table-cell>
          <table:table-cell table:formula="of:=CONCATENATE([.F46];[.A46];[.F46]; &quot;: &quot;; [.F46]; [.B46];[.F46]; &quot;,&quot;)" office:value-type="string" office:string-value="&quot;46&quot;: &quot;König von Thailand&quot;,">
            <text:p>"46": "König von Thailand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Kosewort für „großen Busen“</text:p>
          </table:table-cell>
          <table:table-cell table:formula="of:=CONCATENATE([.F47];[.A47];[.F47]; &quot;: &quot;; [.F47]; [.B47];[.F47]; &quot;,&quot;)" office:value-type="string" office:string-value="&quot;47&quot;: &quot;Kosewort für „großen Busen“&quot;,">
            <text:p>"47": "Kosewort für „großen Busen“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nderes Wort für „Verkehr“</text:p>
          </table:table-cell>
          <table:table-cell table:formula="of:=CONCATENATE([.F48];[.A48];[.F48]; &quot;: &quot;; [.F48]; [.B48];[.F48]; &quot;,&quot;)" office:value-type="string" office:string-value="&quot;48&quot;: &quot;Anderes Wort für „Verkehr“&quot;,">
            <text:p>"48": "Anderes Wort für „Verkehr“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ynthetische Partydroge</text:p>
          </table:table-cell>
          <table:table-cell table:formula="of:=CONCATENATE([.F49];[.A49];[.F49]; &quot;: &quot;; [.F49]; [.B49];[.F49]; &quot;,&quot;)" office:value-type="string" office:string-value="&quot;49&quot;: &quot;Synthetische Partydroge&quot;,">
            <text:p>"49": "Synthetische Partydroge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Luxushotel</text:p>
          </table:table-cell>
          <table:table-cell table:formula="of:=CONCATENATE([.F50];[.A50];[.F50]; &quot;: &quot;; [.F50]; [.B50];[.F50]; &quot;,&quot;)" office:value-type="string" office:string-value="&quot;50&quot;: &quot;Luxushotel&quot;,">
            <text:p>"50": "Luxushotel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Hawaiianischer Liebesbrauch</text:p>
          </table:table-cell>
          <table:table-cell table:formula="of:=CONCATENATE([.F51];[.A51];[.F51]; &quot;: &quot;; [.F51]; [.B51];[.F51]; &quot;,&quot;)" office:value-type="string" office:string-value="&quot;51&quot;: &quot;Hawaiianischer Liebesbrauch&quot;,">
            <text:p>"51": "Hawaiianischer Liebesbrauch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Sibirischer Ort</text:p>
          </table:table-cell>
          <table:table-cell table:formula="of:=CONCATENATE([.F52];[.A52];[.F52]; &quot;: &quot;; [.F52]; [.B52];[.F52]; &quot;,&quot;)" office:value-type="string" office:string-value="&quot;52&quot;: &quot;Sibirischer Ort&quot;,">
            <text:p>"52": "Sibirischer Ort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Klassischer Komponist</text:p>
          </table:table-cell>
          <table:table-cell table:formula="of:=CONCATENATE([.F53];[.A53];[.F53]; &quot;: &quot;; [.F53]; [.B53];[.F53]; &quot;,&quot;)" office:value-type="string" office:string-value="&quot;53&quot;: &quot;Klassischer Komponist&quot;,">
            <text:p>"53": "Klassischer Komponist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acht Flecken weg</text:p>
          </table:table-cell>
          <table:table-cell table:formula="of:=CONCATENATE([.F54];[.A54];[.F54]; &quot;: &quot;; [.F54]; [.B54];[.F54]; &quot;,&quot;)" office:value-type="string" office:string-value="&quot;54&quot;: &quot;Macht Flecken weg&quot;,">
            <text:p>"54": "Macht Flecken weg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Anderes Wort für „Weltuntergang“</text:p>
          </table:table-cell>
          <table:table-cell table:formula="of:=CONCATENATE([.F55];[.A55];[.F55]; &quot;: &quot;; [.F55]; [.B55];[.F55]; &quot;,&quot;)" office:value-type="string" office:string-value="&quot;55&quot;: &quot;Anderes Wort für „Weltuntergang“&quot;,">
            <text:p>"55": "Anderes Wort für „Weltuntergang“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Persischer Herrscher</text:p>
          </table:table-cell>
          <table:table-cell table:formula="of:=CONCATENATE([.F56];[.A56];[.F56]; &quot;: &quot;; [.F56]; [.B56];[.F56]; &quot;,&quot;)" office:value-type="string" office:string-value="&quot;56&quot;: &quot;Persischer Herrscher&quot;,">
            <text:p>"56": "Persischer Herrscher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Steht dem Schneemann gut</text:p>
          </table:table-cell>
          <table:table-cell table:formula="of:=CONCATENATE([.F57];[.A57];[.F57]; &quot;: &quot;; [.F57]; [.B57];[.F57]; &quot;,&quot;)" office:value-type="string" office:string-value="&quot;57&quot;: &quot;Steht dem Schneemann gut&quot;,">
            <text:p>"57": "Steht dem Schneemann gut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Etwas aus Gold</text:p>
          </table:table-cell>
          <table:table-cell table:formula="of:=CONCATENATE([.F58];[.A58];[.F58]; &quot;: &quot;; [.F58]; [.B58];[.F58]; &quot;,&quot;)" office:value-type="string" office:string-value="&quot;58&quot;: &quot;Etwas aus Gold&quot;,">
            <text:p>"58": "Etwas aus Gold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Höchster Ort der Erde</text:p>
          </table:table-cell>
          <table:table-cell table:formula="of:=CONCATENATE([.F59];[.A59];[.F59]; &quot;: &quot;; [.F59]; [.B59];[.F59]; &quot;,&quot;)" office:value-type="string" office:string-value="&quot;59&quot;: &quot;Höchster Ort der Erde&quot;,">
            <text:p>"59": "Höchster Ort der Erde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Anderes Wort für „Nierensteinentfernung“</text:p>
          </table:table-cell>
          <table:table-cell table:formula="of:=CONCATENATE([.F60];[.A60];[.F60]; &quot;: &quot;; [.F60]; [.B60];[.F60]; &quot;,&quot;)" office:value-type="string" office:string-value="&quot;60&quot;: &quot;Anderes Wort für „Nierensteinentfernung“&quot;,">
            <text:p>"60": "Anderes Wort für „Nierensteinentfernung“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Mixtur aus sauren Gurken und Erdbeermarmelade</text:p>
          </table:table-cell>
          <table:table-cell table:formula="of:=CONCATENATE([.F61];[.A61];[.F61]; &quot;: &quot;; [.F61]; [.B61];[.F61]; &quot;,&quot;)" office:value-type="string" office:string-value="&quot;61&quot;: &quot;Mixtur aus sauren Gurken und Erdbeermarmelade&quot;,">
            <text:p>"61": "Mixtur aus sauren Gurken und Erdbeermarmelade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Beliebter Zeitvertreib</text:p>
          </table:table-cell>
          <table:table-cell table:formula="of:=CONCATENATE([.F62];[.A62];[.F62]; &quot;: &quot;; [.F62]; [.B62];[.F62]; &quot;,&quot;)" office:value-type="string" office:string-value="&quot;62&quot;: &quot;Beliebter Zeitvertreib&quot;,">
            <text:p>"62": "Beliebter Zeitvertreib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Gerät beim Urologen</text:p>
          </table:table-cell>
          <table:table-cell table:formula="of:=CONCATENATE([.F63];[.A63];[.F63]; &quot;: &quot;; [.F63]; [.B63];[.F63]; &quot;,&quot;)" office:value-type="string" office:string-value="&quot;63&quot;: &quot;Gerät beim Urologen&quot;,">
            <text:p>"63": "Gerät beim Urologen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Etwas zum Streicheln</text:p>
          </table:table-cell>
          <table:table-cell table:formula="of:=CONCATENATE([.F64];[.A64];[.F64]; &quot;: &quot;; [.F64]; [.B64];[.F64]; &quot;,&quot;)" office:value-type="string" office:string-value="&quot;64&quot;: &quot;Etwas zum Streicheln&quot;,">
            <text:p>"64": "Etwas zum Streicheln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Anderes Wort für „Scheidenkrampf“</text:p>
          </table:table-cell>
          <table:table-cell table:formula="of:=CONCATENATE([.F65];[.A65];[.F65]; &quot;: &quot;; [.F65]; [.B65];[.F65]; &quot;,&quot;)" office:value-type="string" office:string-value="&quot;65&quot;: &quot;Anderes Wort für „Scheidenkrampf“&quot;,">
            <text:p>"65": "Anderes Wort für „Scheidenkrampf“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Zuviel Alkohol macht …</text:p>
          </table:table-cell>
          <table:table-cell table:formula="of:=CONCATENATE([.F66];[.A66];[.F66]; &quot;: &quot;; [.F66]; [.B66];[.F66]; &quot;,&quot;)" office:value-type="string" office:string-value="&quot;66&quot;: &quot;Zuviel Alkohol macht …&quot;,">
            <text:p>"66": "Zuviel Alkohol macht …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Geschlechtskrankheit</text:p>
          </table:table-cell>
          <table:table-cell table:formula="of:=CONCATENATE([.F67];[.A67];[.F67]; &quot;: &quot;; [.F67]; [.B67];[.F67]; &quot;,&quot;)" office:value-type="string" office:string-value="&quot;67&quot;: &quot;Geschlechtskrankheit&quot;,">
            <text:p>"67": "Geschlechtskrankheit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Etwas, das Südländer mögen</text:p>
          </table:table-cell>
          <table:table-cell table:formula="of:=CONCATENATE([.F68];[.A68];[.F68]; &quot;: &quot;; [.F68]; [.B68];[.F68]; &quot;,&quot;)" office:value-type="string" office:string-value="&quot;68&quot;: &quot;Etwas, das Südländer mögen&quot;,">
            <text:p>"68": "Etwas, das Südländer mögen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Sportart für Zombies</text:p>
          </table:table-cell>
          <table:table-cell table:formula="of:=CONCATENATE([.F69];[.A69];[.F69]; &quot;: &quot;; [.F69]; [.B69];[.F69]; &quot;,&quot;)" office:value-type="string" office:string-value="&quot;69&quot;: &quot;Sportart für Zombies&quot;,">
            <text:p>"69": "Sportart für Zombies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Abfällige Bezeichnung für ein altes Auto</text:p>
          </table:table-cell>
          <table:table-cell table:formula="of:=CONCATENATE([.F70];[.A70];[.F70]; &quot;: &quot;; [.F70]; [.B70];[.F70]; &quot;,&quot;)" office:value-type="string" office:string-value="&quot;70&quot;: &quot;Abfällige Bezeichnung für ein altes Auto&quot;,">
            <text:p>"70": "Abfällige Bezeichnung für ein altes Auto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Ist mal klein und mal groß</text:p>
          </table:table-cell>
          <table:table-cell table:formula="of:=CONCATENATE([.F71];[.A71];[.F71]; &quot;: &quot;; [.F71]; [.B71];[.F71]; &quot;,&quot;)" office:value-type="string" office:string-value="&quot;71&quot;: &quot;Ist mal klein und mal groß&quot;,">
            <text:p>"71": "Ist mal klein und mal groß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Was einen Mann glücklich macht</text:p>
          </table:table-cell>
          <table:table-cell table:formula="of:=CONCATENATE([.F72];[.A72];[.F72]; &quot;: &quot;; [.F72]; [.B72];[.F72]; &quot;,&quot;)" office:value-type="string" office:string-value="&quot;72&quot;: &quot;Was einen Mann glücklich macht&quot;,">
            <text:p>"72": "Was einen Mann glücklich macht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Kneipe auf der Reeperbahn</text:p>
          </table:table-cell>
          <table:table-cell table:formula="of:=CONCATENATE([.F73];[.A73];[.F73]; &quot;: &quot;; [.F73]; [.B73];[.F73]; &quot;,&quot;)" office:value-type="string" office:string-value="&quot;73&quot;: &quot;Kneipe auf der Reeperbahn&quot;,">
            <text:p>"73": "Kneipe auf der Reeperbahn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Scharfes ungarisches Fleischgericht</text:p>
          </table:table-cell>
          <table:table-cell table:formula="of:=CONCATENATE([.F74];[.A74];[.F74]; &quot;: &quot;; [.F74]; [.B74];[.F74]; &quot;,&quot;)" office:value-type="string" office:string-value="&quot;74&quot;: &quot;Scharfes ungarisches Fleischgericht&quot;,">
            <text:p>"74": "Scharfes ungarisches Fleischgericht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Anderes Wort für „Sexshop“</text:p>
          </table:table-cell>
          <table:table-cell table:formula="of:=CONCATENATE([.F75];[.A75];[.F75]; &quot;: &quot;; [.F75]; [.B75];[.F75]; &quot;,&quot;)" office:value-type="string" office:string-value="&quot;75&quot;: &quot;Anderes Wort für „Sexshop“&quot;,">
            <text:p>"75": "Anderes Wort für „Sexshop“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Künstlername einer Domina</text:p>
          </table:table-cell>
          <table:table-cell table:formula="of:=CONCATENATE([.F76];[.A76];[.F76]; &quot;: &quot;; [.F76]; [.B76];[.F76]; &quot;,&quot;)" office:value-type="string" office:string-value="&quot;76&quot;: &quot;Künstlername einer Domina&quot;,">
            <text:p>"76": "Künstlername einer Domina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Künstlername einer Erotikdarstellerin</text:p>
          </table:table-cell>
          <table:table-cell table:formula="of:=CONCATENATE([.F77];[.A77];[.F77]; &quot;: &quot;; [.F77]; [.B77];[.F77]; &quot;,&quot;)" office:value-type="string" office:string-value="&quot;77&quot;: &quot;Künstlername einer Erotikdarstellerin&quot;,">
            <text:p>"77": "Künstlername einer Erotikdarstellerin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Vietnamesische Fruchtbarkeitsgöttin</text:p>
          </table:table-cell>
          <table:table-cell table:formula="of:=CONCATENATE([.F78];[.A78];[.F78]; &quot;: &quot;; [.F78]; [.B78];[.F78]; &quot;,&quot;)" office:value-type="string" office:string-value="&quot;78&quot;: &quot;Vietnamesische Fruchtbarkeitsgöttin&quot;,">
            <text:p>"78": "Vietnamesische Fruchtbarkeitsgöttin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Begriff aus der Seemannssprache</text:p>
          </table:table-cell>
          <table:table-cell table:formula="of:=CONCATENATE([.F79];[.A79];[.F79]; &quot;: &quot;; [.F79]; [.B79];[.F79]; &quot;,&quot;)" office:value-type="string" office:string-value="&quot;79&quot;: &quot;Begriff aus der Seemannssprache&quot;,">
            <text:p>"79": "Begriff aus der Seemannssprache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Polnischer Kraftausdruck</text:p>
          </table:table-cell>
          <table:table-cell table:formula="of:=CONCATENATE([.F80];[.A80];[.F80]; &quot;: &quot;; [.F80]; [.B80];[.F80]; &quot;,&quot;)" office:value-type="string" office:string-value="&quot;80&quot;: &quot;Polnischer Kraftausdruck&quot;,">
            <text:p>"80": "Polnischer Kraftausdruck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„Prost!“ auf Bulgarisch</text:p>
          </table:table-cell>
          <table:table-cell table:formula="of:=CONCATENATE([.F81];[.A81];[.F81]; &quot;: &quot;; [.F81]; [.B81];[.F81]; &quot;,&quot;)" office:value-type="string" office:string-value="&quot;81&quot;: &quot;„Prost!“ auf Bulgarisch&quot;,">
            <text:p>"81": "„Prost!“ auf Bulgarisch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Anderes Wort für „Zungenkuss“</text:p>
          </table:table-cell>
          <table:table-cell table:formula="of:=CONCATENATE([.F82];[.A82];[.F82]; &quot;: &quot;; [.F82]; [.B82];[.F82]; &quot;,&quot;)" office:value-type="string" office:string-value="&quot;82&quot;: &quot;Anderes Wort für „Zungenkuss“&quot;,">
            <text:p>"82": "Anderes Wort für „Zungenkuss“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Lindert Kopfschmerzen</text:p>
          </table:table-cell>
          <table:table-cell table:formula="of:=CONCATENATE([.F83];[.A83];[.F83]; &quot;: &quot;; [.F83]; [.B83];[.F83]; &quot;,&quot;)" office:value-type="string" office:string-value="&quot;83&quot;: &quot;Lindert Kopfschmerzen&quot;,">
            <text:p>"83": "Lindert Kopfschmerzen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Stellung aus dem Kamasutra</text:p>
          </table:table-cell>
          <table:table-cell table:formula="of:=CONCATENATE([.F84];[.A84];[.F84]; &quot;: &quot;; [.F84]; [.B84];[.F84]; &quot;,&quot;)" office:value-type="string" office:string-value="&quot;84&quot;: &quot;Stellung aus dem Kamasutra&quot;,">
            <text:p>"84": "Stellung aus dem Kamasutra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Kondom-Marke</text:p>
          </table:table-cell>
          <table:table-cell table:formula="of:=CONCATENATE([.F85];[.A85];[.F85]; &quot;: &quot;; [.F85]; [.B85];[.F85]; &quot;,&quot;)" office:value-type="string" office:string-value="&quot;85&quot;: &quot;Kondom-Marke&quot;,">
            <text:p>"85": "Kondom-Marke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Anderes Wort für „Techtelmechtel“</text:p>
          </table:table-cell>
          <table:table-cell table:formula="of:=CONCATENATE([.F86];[.A86];[.F86]; &quot;: &quot;; [.F86]; [.B86];[.F86]; &quot;,&quot;)" office:value-type="string" office:string-value="&quot;86&quot;: &quot;Anderes Wort für „Techtelmechtel“&quot;,">
            <text:p>"86": "Anderes Wort für „Techtelmechtel“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Etwas Glitschiges</text:p>
          </table:table-cell>
          <table:table-cell table:formula="of:=CONCATENATE([.F87];[.A87];[.F87]; &quot;: &quot;; [.F87]; [.B87];[.F87]; &quot;,&quot;)" office:value-type="string" office:string-value="&quot;87&quot;: &quot;Etwas Glitschiges&quot;,">
            <text:p>"87": "Etwas Glitschiges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Anderes Wort für „Brustschwimmen“</text:p>
          </table:table-cell>
          <table:table-cell table:formula="of:=CONCATENATE([.F88];[.A88];[.F88]; &quot;: &quot;; [.F88]; [.B88];[.F88]; &quot;,&quot;)" office:value-type="string" office:string-value="&quot;88&quot;: &quot;Anderes Wort für „Brustschwimmen“&quot;,">
            <text:p>"88": "Anderes Wort für „Brustschwimmen“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„Schnee“ in der Eskimo-Sprache</text:p>
          </table:table-cell>
          <table:table-cell table:formula="of:=CONCATENATE([.F89];[.A89];[.F89]; &quot;: &quot;; [.F89]; [.B89];[.F89]; &quot;,&quot;)" office:value-type="string" office:string-value="&quot;89&quot;: &quot;„Schnee“ in der Eskimo-Sprache&quot;,">
            <text:p>"89": "„Schnee“ in der Eskimo-Sprache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eltene Tierart auf den Galapagos-Inseln</text:p>
          </table:table-cell>
          <table:table-cell table:formula="of:=CONCATENATE([.F90];[.A90];[.F90]; &quot;: &quot;; [.F90]; [.B90];[.F90]; &quot;,&quot;)" office:value-type="string" office:string-value="&quot;90&quot;: &quot;Seltene Tierart auf den Galapagos-Inseln&quot;,">
            <text:p>"90": "Seltene Tierart auf den Galapagos-Inseln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Outdoor-Marke</text:p>
          </table:table-cell>
          <table:table-cell table:formula="of:=CONCATENATE([.F91];[.A91];[.F91]; &quot;: &quot;; [.F91]; [.B91];[.F91]; &quot;,&quot;)" office:value-type="string" office:string-value="&quot;91&quot;: &quot;Outdoor-Marke&quot;,">
            <text:p>"91": "Outdoor-Marke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Chinesisches Wort für „Fahrrad“</text:p>
          </table:table-cell>
          <table:table-cell table:formula="of:=CONCATENATE([.F92];[.A92];[.F92]; &quot;: &quot;; [.F92]; [.B92];[.F92]; &quot;,&quot;)" office:value-type="string" office:string-value="&quot;92&quot;: &quot;Chinesisches Wort für „Fahrrad“&quot;,">
            <text:p>"92": "Chinesisches Wort für „Fahrrad“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Mondkrater</text:p>
          </table:table-cell>
          <table:table-cell table:formula="of:=CONCATENATE([.F93];[.A93];[.F93]; &quot;: &quot;; [.F93]; [.B93];[.F93]; &quot;,&quot;)" office:value-type="string" office:string-value="&quot;93&quot;: &quot;Mondkrater&quot;,">
            <text:p>"93": "Mondkrater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Etwas Dünnflüssiges</text:p>
          </table:table-cell>
          <table:table-cell table:formula="of:=CONCATENATE([.F94];[.A94];[.F94]; &quot;: &quot;; [.F94]; [.B94];[.F94]; &quot;,&quot;)" office:value-type="string" office:string-value="&quot;94&quot;: &quot;Etwas Dünnflüssiges&quot;,">
            <text:p>"94": "Etwas Dünnflüssiges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Was ein Politiker heimlich treibt</text:p>
          </table:table-cell>
          <table:table-cell table:formula="of:=CONCATENATE([.F95];[.A95];[.F95]; &quot;: &quot;; [.F95]; [.B95];[.F95]; &quot;,&quot;)" office:value-type="string" office:string-value="&quot;95&quot;: &quot;Was ein Politiker heimlich treibt&quot;,">
            <text:p>"95": "Was ein Politiker heimlich treibt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WC-Reiniger</text:p>
          </table:table-cell>
          <table:table-cell table:formula="of:=CONCATENATE([.F96];[.A96];[.F96]; &quot;: &quot;; [.F96]; [.B96];[.F96]; &quot;,&quot;)" office:value-type="string" office:string-value="&quot;96&quot;: &quot;WC-Reiniger&quot;,">
            <text:p>"96": "WC-Reiniger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üdsee-Insel</text:p>
          </table:table-cell>
          <table:table-cell table:formula="of:=CONCATENATE([.F97];[.A97];[.F97]; &quot;: &quot;; [.F97]; [.B97];[.F97]; &quot;,&quot;)" office:value-type="string" office:string-value="&quot;97&quot;: &quot;Südsee-Insel&quot;,">
            <text:p>"97": "Südsee-Insel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Sonderbarer Platz für Sex</text:p>
          </table:table-cell>
          <table:table-cell table:formula="of:=CONCATENATE([.F98];[.A98];[.F98]; &quot;: &quot;; [.F98]; [.B98];[.F98]; &quot;,&quot;)" office:value-type="string" office:string-value="&quot;98&quot;: &quot;Sonderbarer Platz für Sex&quot;,">
            <text:p>"98": "Sonderbarer Platz für Sex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Wird gern schönheitschirurgisch korrigiert</text:p>
          </table:table-cell>
          <table:table-cell table:formula="of:=CONCATENATE([.F99];[.A99];[.F99]; &quot;: &quot;; [.F99]; [.B99];[.F99]; &quot;,&quot;)" office:value-type="string" office:string-value="&quot;99&quot;: &quot;Wird gern schönheitschirurgisch korrigiert&quot;,">
            <text:p>"99": "Wird gern schönheitschirurgisch korrigiert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Ratgeber für Masochisten</text:p>
          </table:table-cell>
          <table:table-cell table:formula="of:=CONCATENATE([.F100];[.A100];[.F100]; &quot;: &quot;; [.F100]; [.B100];[.F100]; &quot;,&quot;)" office:value-type="string" office:string-value="&quot;100&quot;: &quot;Ratgeber für Masochisten&quot;,">
            <text:p>"100": "Ratgeber für Masochisten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Anderes Wort für „Legasthenie“</text:p>
          </table:table-cell>
          <table:table-cell table:formula="of:=CONCATENATE([.F101];[.A101];[.F101]; &quot;: &quot;; [.F101]; [.B101];[.F101]; &quot;,&quot;)" office:value-type="string" office:string-value="&quot;101&quot;: &quot;Anderes Wort für „Legasthenie“&quot;,">
            <text:p>"101": "Anderes Wort für „Legasthenie“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/>
          <table:table-cell table:formula="of:=CONCATENATE([.F102];[.A102];[.F102]; &quot;: &quot;; [.F102]; [.B102];[.F102]; &quot;,&quot;)" office:value-type="string" office:string-value="&quot;102&quot;: &quot;&quot;,">
            <text:p>"102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/>
          <table:table-cell table:formula="of:=CONCATENATE([.F103];[.A103];[.F103]; &quot;: &quot;; [.F103]; [.B103];[.F103]; &quot;,&quot;)" office:value-type="string" office:string-value="&quot;103&quot;: &quot;&quot;,">
            <text:p>"103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/>
          <table:table-cell table:formula="of:=CONCATENATE([.F104];[.A104];[.F104]; &quot;: &quot;; [.F104]; [.B104];[.F104]; &quot;,&quot;)" office:value-type="string" office:string-value="&quot;104&quot;: &quot;&quot;,">
            <text:p>"104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/>
          <table:table-cell table:formula="of:=CONCATENATE([.F105];[.A105];[.F105]; &quot;: &quot;; [.F105]; [.B105];[.F105]; &quot;,&quot;)" office:value-type="string" office:string-value="&quot;105&quot;: &quot;&quot;,">
            <text:p>"105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/>
          <table:table-cell table:formula="of:=CONCATENATE([.F106];[.A106];[.F106]; &quot;: &quot;; [.F106]; [.B106];[.F106]; &quot;,&quot;)" office:value-type="string" office:string-value="&quot;106&quot;: &quot;&quot;,">
            <text:p>"106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/>
          <table:table-cell table:formula="of:=CONCATENATE([.F107];[.A107];[.F107]; &quot;: &quot;; [.F107]; [.B107];[.F107]; &quot;,&quot;)" office:value-type="string" office:string-value="&quot;107&quot;: &quot;&quot;,">
            <text:p>"107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/>
          <table:table-cell table:formula="of:=CONCATENATE([.F108];[.A108];[.F108]; &quot;: &quot;; [.F108]; [.B108];[.F108]; &quot;,&quot;)" office:value-type="string" office:string-value="&quot;108&quot;: &quot;&quot;,">
            <text:p>"108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/>
          <table:table-cell table:formula="of:=CONCATENATE([.F109];[.A109];[.F109]; &quot;: &quot;; [.F109]; [.B109];[.F109]; &quot;,&quot;)" office:value-type="string" office:string-value="&quot;109&quot;: &quot;&quot;,">
            <text:p>"109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/>
          <table:table-cell table:formula="of:=CONCATENATE([.F110];[.A110];[.F110]; &quot;: &quot;; [.F110]; [.B110];[.F110]; &quot;,&quot;)" office:value-type="string" office:string-value="&quot;110&quot;: &quot;&quot;,">
            <text:p>"110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/>
          <table:table-cell table:formula="of:=CONCATENATE([.F111];[.A111];[.F111]; &quot;: &quot;; [.F111]; [.B111];[.F111]; &quot;,&quot;)" office:value-type="string" office:string-value="&quot;111&quot;: &quot;&quot;,">
            <text:p>"111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/>
          <table:table-cell table:formula="of:=CONCATENATE([.F112];[.A112];[.F112]; &quot;: &quot;; [.F112]; [.B112];[.F112]; &quot;,&quot;)" office:value-type="string" office:string-value="&quot;112&quot;: &quot;&quot;,">
            <text:p>"112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/>
          <table:table-cell table:formula="of:=CONCATENATE([.F113];[.A113];[.F113]; &quot;: &quot;; [.F113]; [.B113];[.F113]; &quot;,&quot;)" office:value-type="string" office:string-value="&quot;113&quot;: &quot;&quot;,">
            <text:p>"113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/>
          <table:table-cell table:formula="of:=CONCATENATE([.F114];[.A114];[.F114]; &quot;: &quot;; [.F114]; [.B114];[.F114]; &quot;,&quot;)" office:value-type="string" office:string-value="&quot;114&quot;: &quot;&quot;,">
            <text:p>"114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/>
          <table:table-cell table:formula="of:=CONCATENATE([.F115];[.A115];[.F115]; &quot;: &quot;; [.F115]; [.B115];[.F115]; &quot;,&quot;)" office:value-type="string" office:string-value="&quot;115&quot;: &quot;&quot;,">
            <text:p>"115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/>
          <table:table-cell table:formula="of:=CONCATENATE([.F116];[.A116];[.F116]; &quot;: &quot;; [.F116]; [.B116];[.F116]; &quot;,&quot;)" office:value-type="string" office:string-value="&quot;116&quot;: &quot;&quot;,">
            <text:p>"116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/>
          <table:table-cell table:formula="of:=CONCATENATE([.F117];[.A117];[.F117]; &quot;: &quot;; [.F117]; [.B117];[.F117]; &quot;,&quot;)" office:value-type="string" office:string-value="&quot;117&quot;: &quot;&quot;,">
            <text:p>"117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/>
          <table:table-cell table:formula="of:=CONCATENATE([.F118];[.A118];[.F118]; &quot;: &quot;; [.F118]; [.B118];[.F118]; &quot;,&quot;)" office:value-type="string" office:string-value="&quot;118&quot;: &quot;&quot;,">
            <text:p>"118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/>
          <table:table-cell table:formula="of:=CONCATENATE([.F119];[.A119];[.F119]; &quot;: &quot;; [.F119]; [.B119];[.F119]; &quot;,&quot;)" office:value-type="string" office:string-value="&quot;119&quot;: &quot;&quot;,">
            <text:p>"119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/>
          <table:table-cell table:formula="of:=CONCATENATE([.F120];[.A120];[.F120]; &quot;: &quot;; [.F120]; [.B120];[.F120]; &quot;,&quot;)" office:value-type="string" office:string-value="&quot;120&quot;: &quot;&quot;,">
            <text:p>"120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/>
          <table:table-cell table:formula="of:=CONCATENATE([.F121];[.A121];[.F121]; &quot;: &quot;; [.F121]; [.B121];[.F121]; &quot;,&quot;)" office:value-type="string" office:string-value="&quot;121&quot;: &quot;&quot;,">
            <text:p>"121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/>
          <table:table-cell table:formula="of:=CONCATENATE([.F122];[.A122];[.F122]; &quot;: &quot;; [.F122]; [.B122];[.F122]; &quot;,&quot;)" office:value-type="string" office:string-value="&quot;122&quot;: &quot;&quot;,">
            <text:p>"122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/>
          <table:table-cell table:formula="of:=CONCATENATE([.F123];[.A123];[.F123]; &quot;: &quot;; [.F123]; [.B123];[.F123]; &quot;,&quot;)" office:value-type="string" office:string-value="&quot;123&quot;: &quot;&quot;,">
            <text:p>"123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/>
          <table:table-cell table:formula="of:=CONCATENATE([.F124];[.A124];[.F124]; &quot;: &quot;; [.F124]; [.B124];[.F124]; &quot;,&quot;)" office:value-type="string" office:string-value="&quot;124&quot;: &quot;&quot;,">
            <text:p>"124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/>
          <table:table-cell table:formula="of:=CONCATENATE([.F125];[.A125];[.F125]; &quot;: &quot;; [.F125]; [.B125];[.F125]; &quot;,&quot;)" office:value-type="string" office:string-value="&quot;125&quot;: &quot;&quot;,">
            <text:p>"125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/>
          <table:table-cell table:formula="of:=CONCATENATE([.F126];[.A126];[.F126]; &quot;: &quot;; [.F126]; [.B126];[.F126]; &quot;,&quot;)" office:value-type="string" office:string-value="&quot;126&quot;: &quot;&quot;,">
            <text:p>"126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/>
          <table:table-cell table:formula="of:=CONCATENATE([.F127];[.A127];[.F127]; &quot;: &quot;; [.F127]; [.B127];[.F127]; &quot;,&quot;)" office:value-type="string" office:string-value="&quot;127&quot;: &quot;&quot;,">
            <text:p>"127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/>
          <table:table-cell table:formula="of:=CONCATENATE([.F128];[.A128];[.F128]; &quot;: &quot;; [.F128]; [.B128];[.F128]; &quot;,&quot;)" office:value-type="string" office:string-value="&quot;128&quot;: &quot;&quot;,">
            <text:p>"128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/>
          <table:table-cell table:formula="of:=CONCATENATE([.F129];[.A129];[.F129]; &quot;: &quot;; [.F129]; [.B129];[.F129]; &quot;,&quot;)" office:value-type="string" office:string-value="&quot;129&quot;: &quot;&quot;,">
            <text:p>"129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/>
          <table:table-cell table:formula="of:=CONCATENATE([.F130];[.A130];[.F130]; &quot;: &quot;; [.F130]; [.B130];[.F130]; &quot;,&quot;)" office:value-type="string" office:string-value="&quot;130&quot;: &quot;&quot;,">
            <text:p>"130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/>
          <table:table-cell table:formula="of:=CONCATENATE([.F131];[.A131];[.F131]; &quot;: &quot;; [.F131]; [.B131];[.F131]; &quot;,&quot;)" office:value-type="string" office:string-value="&quot;131&quot;: &quot;&quot;,">
            <text:p>"131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/>
          <table:table-cell table:formula="of:=CONCATENATE([.F132];[.A132];[.F132]; &quot;: &quot;; [.F132]; [.B132];[.F132]; &quot;,&quot;)" office:value-type="string" office:string-value="&quot;132&quot;: &quot;&quot;,">
            <text:p>"132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/>
          <table:table-cell table:formula="of:=CONCATENATE([.F133];[.A133];[.F133]; &quot;: &quot;; [.F133]; [.B133];[.F133]; &quot;,&quot;)" office:value-type="string" office:string-value="&quot;133&quot;: &quot;&quot;,">
            <text:p>"133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/>
          <table:table-cell table:formula="of:=CONCATENATE([.F134];[.A134];[.F134]; &quot;: &quot;; [.F134]; [.B134];[.F134]; &quot;,&quot;)" office:value-type="string" office:string-value="&quot;134&quot;: &quot;&quot;,">
            <text:p>"134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/>
          <table:table-cell table:formula="of:=CONCATENATE([.F135];[.A135];[.F135]; &quot;: &quot;; [.F135]; [.B135];[.F135]; &quot;,&quot;)" office:value-type="string" office:string-value="&quot;135&quot;: &quot;&quot;,">
            <text:p>"135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/>
          <table:table-cell table:formula="of:=CONCATENATE([.F136];[.A136];[.F136]; &quot;: &quot;; [.F136]; [.B136];[.F136]; &quot;,&quot;)" office:value-type="string" office:string-value="&quot;136&quot;: &quot;&quot;,">
            <text:p>"136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/>
          <table:table-cell table:formula="of:=CONCATENATE([.F137];[.A137];[.F137]; &quot;: &quot;; [.F137]; [.B137];[.F137]; &quot;,&quot;)" office:value-type="string" office:string-value="&quot;137&quot;: &quot;&quot;,">
            <text:p>"137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/>
          <table:table-cell table:formula="of:=CONCATENATE([.F138];[.A138];[.F138]; &quot;: &quot;; [.F138]; [.B138];[.F138]; &quot;,&quot;)" office:value-type="string" office:string-value="&quot;138&quot;: &quot;&quot;,">
            <text:p>"138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/>
          <table:table-cell table:formula="of:=CONCATENATE([.F139];[.A139];[.F139]; &quot;: &quot;; [.F139]; [.B139];[.F139]; &quot;,&quot;)" office:value-type="string" office:string-value="&quot;139&quot;: &quot;&quot;,">
            <text:p>"139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/>
          <table:table-cell table:formula="of:=CONCATENATE([.F140];[.A140];[.F140]; &quot;: &quot;; [.F140]; [.B140];[.F140]; &quot;,&quot;)" office:value-type="string" office:string-value="&quot;140&quot;: &quot;&quot;,">
            <text:p>"140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/>
          <table:table-cell table:formula="of:=CONCATENATE([.F141];[.A141];[.F141]; &quot;: &quot;; [.F141]; [.B141];[.F141]; &quot;,&quot;)" office:value-type="string" office:string-value="&quot;141&quot;: &quot;&quot;,">
            <text:p>"141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/>
          <table:table-cell table:formula="of:=CONCATENATE([.F142];[.A142];[.F142]; &quot;: &quot;; [.F142]; [.B142];[.F142]; &quot;,&quot;)" office:value-type="string" office:string-value="&quot;142&quot;: &quot;&quot;,">
            <text:p>"142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/>
          <table:table-cell table:formula="of:=CONCATENATE([.F143];[.A143];[.F143]; &quot;: &quot;; [.F143]; [.B143];[.F143]; &quot;,&quot;)" office:value-type="string" office:string-value="&quot;143&quot;: &quot;&quot;,">
            <text:p>"143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/>
          <table:table-cell table:formula="of:=CONCATENATE([.F144];[.A144];[.F144]; &quot;: &quot;; [.F144]; [.B144];[.F144]; &quot;,&quot;)" office:value-type="string" office:string-value="&quot;144&quot;: &quot;&quot;,">
            <text:p>"144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/>
          <table:table-cell table:formula="of:=CONCATENATE([.F145];[.A145];[.F145]; &quot;: &quot;; [.F145]; [.B145];[.F145]; &quot;,&quot;)" office:value-type="string" office:string-value="&quot;145&quot;: &quot;&quot;,">
            <text:p>"145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/>
          <table:table-cell table:formula="of:=CONCATENATE([.F146];[.A146];[.F146]; &quot;: &quot;; [.F146]; [.B146];[.F146]; &quot;,&quot;)" office:value-type="string" office:string-value="&quot;146&quot;: &quot;&quot;,">
            <text:p>"146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/>
          <table:table-cell table:formula="of:=CONCATENATE([.F147];[.A147];[.F147]; &quot;: &quot;; [.F147]; [.B147];[.F147]; &quot;,&quot;)" office:value-type="string" office:string-value="&quot;147&quot;: &quot;&quot;,">
            <text:p>"147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/>
          <table:table-cell table:formula="of:=CONCATENATE([.F148];[.A148];[.F148]; &quot;: &quot;; [.F148]; [.B148];[.F148]; &quot;,&quot;)" office:value-type="string" office:string-value="&quot;148&quot;: &quot;&quot;,">
            <text:p>"148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/>
          <table:table-cell table:formula="of:=CONCATENATE([.F149];[.A149];[.F149]; &quot;: &quot;; [.F149]; [.B149];[.F149]; &quot;,&quot;)" office:value-type="string" office:string-value="&quot;149&quot;: &quot;&quot;,">
            <text:p>"149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/>
          <table:table-cell table:formula="of:=CONCATENATE([.F150];[.A150];[.F150]; &quot;: &quot;; [.F150]; [.B150];[.F150]; &quot;,&quot;)" office:value-type="string" office:string-value="&quot;150&quot;: &quot;&quot;,">
            <text:p>"150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/>
          <table:table-cell table:formula="of:=CONCATENATE([.F151];[.A151];[.F151]; &quot;: &quot;; [.F151]; [.B151];[.F151]; &quot;,&quot;)" office:value-type="string" office:string-value="&quot;151&quot;: &quot;&quot;,">
            <text:p>"151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/>
          <table:table-cell table:formula="of:=CONCATENATE([.F152];[.A152];[.F152]; &quot;: &quot;; [.F152]; [.B152];[.F152]; &quot;,&quot;)" office:value-type="string" office:string-value="&quot;152&quot;: &quot;&quot;,">
            <text:p>"152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/>
          <table:table-cell table:formula="of:=CONCATENATE([.F153];[.A153];[.F153]; &quot;: &quot;; [.F153]; [.B153];[.F153]; &quot;,&quot;)" office:value-type="string" office:string-value="&quot;153&quot;: &quot;&quot;,">
            <text:p>"153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/>
          <table:table-cell table:formula="of:=CONCATENATE([.F154];[.A154];[.F154]; &quot;: &quot;; [.F154]; [.B154];[.F154]; &quot;,&quot;)" office:value-type="string" office:string-value="&quot;154&quot;: &quot;&quot;,">
            <text:p>"154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/>
          <table:table-cell table:formula="of:=CONCATENATE([.F155];[.A155];[.F155]; &quot;: &quot;; [.F155]; [.B155];[.F155]; &quot;,&quot;)" office:value-type="string" office:string-value="&quot;155&quot;: &quot;&quot;,">
            <text:p>"155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/>
          <table:table-cell table:formula="of:=CONCATENATE([.F156];[.A156];[.F156]; &quot;: &quot;; [.F156]; [.B156];[.F156]; &quot;,&quot;)" office:value-type="string" office:string-value="&quot;156&quot;: &quot;&quot;,">
            <text:p>"156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/>
          <table:table-cell table:formula="of:=CONCATENATE([.F157];[.A157];[.F157]; &quot;: &quot;; [.F157]; [.B157];[.F157]; &quot;,&quot;)" office:value-type="string" office:string-value="&quot;157&quot;: &quot;&quot;,">
            <text:p>"157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/>
          <table:table-cell table:formula="of:=CONCATENATE([.F158];[.A158];[.F158]; &quot;: &quot;; [.F158]; [.B158];[.F158]; &quot;,&quot;)" office:value-type="string" office:string-value="&quot;158&quot;: &quot;&quot;,">
            <text:p>"158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/>
          <table:table-cell table:formula="of:=CONCATENATE([.F159];[.A159];[.F159]; &quot;: &quot;; [.F159]; [.B159];[.F159]; &quot;,&quot;)" office:value-type="string" office:string-value="&quot;159&quot;: &quot;&quot;,">
            <text:p>"159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/>
          <table:table-cell table:formula="of:=CONCATENATE([.F160];[.A160];[.F160]; &quot;: &quot;; [.F160]; [.B160];[.F160]; &quot;,&quot;)" office:value-type="string" office:string-value="&quot;160&quot;: &quot;&quot;,">
            <text:p>"160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/>
          <table:table-cell table:formula="of:=CONCATENATE([.F161];[.A161];[.F161]; &quot;: &quot;; [.F161]; [.B161];[.F161]; &quot;,&quot;)" office:value-type="string" office:string-value="&quot;161&quot;: &quot;&quot;,">
            <text:p>"161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/>
          <table:table-cell table:formula="of:=CONCATENATE([.F162];[.A162];[.F162]; &quot;: &quot;; [.F162]; [.B162];[.F162]; &quot;,&quot;)" office:value-type="string" office:string-value="&quot;162&quot;: &quot;&quot;,">
            <text:p>"162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/>
          <table:table-cell table:formula="of:=CONCATENATE([.F163];[.A163];[.F163]; &quot;: &quot;; [.F163]; [.B163];[.F163]; &quot;,&quot;)" office:value-type="string" office:string-value="&quot;163&quot;: &quot;&quot;,">
            <text:p>"163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/>
          <table:table-cell table:formula="of:=CONCATENATE([.F164];[.A164];[.F164]; &quot;: &quot;; [.F164]; [.B164];[.F164]; &quot;,&quot;)" office:value-type="string" office:string-value="&quot;164&quot;: &quot;&quot;,">
            <text:p>"164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/>
          <table:table-cell table:formula="of:=CONCATENATE([.F165];[.A165];[.F165]; &quot;: &quot;; [.F165]; [.B165];[.F165]; &quot;,&quot;)" office:value-type="string" office:string-value="&quot;165&quot;: &quot;&quot;,">
            <text:p>"165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/>
          <table:table-cell table:formula="of:=CONCATENATE([.F166];[.A166];[.F166]; &quot;: &quot;; [.F166]; [.B166];[.F166]; &quot;,&quot;)" office:value-type="string" office:string-value="&quot;166&quot;: &quot;&quot;,">
            <text:p>"166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/>
          <table:table-cell table:formula="of:=CONCATENATE([.F167];[.A167];[.F167]; &quot;: &quot;; [.F167]; [.B167];[.F167]; &quot;,&quot;)" office:value-type="string" office:string-value="&quot;167&quot;: &quot;&quot;,">
            <text:p>"167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/>
          <table:table-cell table:formula="of:=CONCATENATE([.F168];[.A168];[.F168]; &quot;: &quot;; [.F168]; [.B168];[.F168]; &quot;,&quot;)" office:value-type="string" office:string-value="&quot;168&quot;: &quot;&quot;,">
            <text:p>"168": "",</text:p>
          </table:table-cell>
          <table:table-cell table:number-columns-repeated="2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number-columns-repeated="4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number-columns-repeated="4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number-columns-repeated="4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number-columns-repeated="4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number-columns-repeated="4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number-columns-repeated="4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number-columns-repeated="4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number-columns-repeated="4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number-columns-repeated="4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number-columns-repeated="4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number-columns-repeated="4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number-columns-repeated="4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number-columns-repeated="4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number-columns-repeated="4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number-columns-repeated="4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number-columns-repeated="4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number-columns-repeated="4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number-columns-repeated="4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number-columns-repeated="4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number-columns-repeated="4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number-columns-repeated="4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number-columns-repeated="4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number-columns-repeated="4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number-columns-repeated="4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number-columns-repeated="4"/>
          <table:table-cell table:style-name="ce1" office:value-type="string">
            <text:p>"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number-columns-repeated="4"/>
          <table:table-cell table:style-name="ce1" office:value-type="string">
            <text:p>"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table:number-columns-repeated="5"/>
        </table:table-row>
        <table:table-row table:style-name="ro2">
          <table:table-cell office:value-type="float" office:value="196">
            <text:p>196</text:p>
          </table:table-cell>
          <table:table-cell table:number-columns-repeated="5"/>
        </table:table-row>
        <table:table-row table:style-name="ro2">
          <table:table-cell office:value-type="float" office:value="197">
            <text:p>197</text:p>
          </table:table-cell>
          <table:table-cell table:number-columns-repeated="5"/>
        </table:table-row>
        <table:table-row table:style-name="ro2">
          <table:table-cell office:value-type="float" office:value="198">
            <text:p>198</text:p>
          </table:table-cell>
          <table:table-cell table:number-columns-repeated="5"/>
        </table:table-row>
        <table:table-row table:style-name="ro2">
          <table:table-cell office:value-type="float" office:value="199">
            <text:p>199</text:p>
          </table:table-cell>
          <table:table-cell table:number-columns-repeated="5"/>
        </table:table-row>
        <table:table-row table:style-name="ro2">
          <table:table-cell office:value-type="float" office:value="200">
            <text:p>200</text:p>
          </table:table-cell>
          <table:table-cell table:number-columns-repeated="5"/>
        </table:table-row>
        <table:table-row table:style-name="ro2">
          <table:table-cell office:value-type="float" office:value="201">
            <text:p>201</text:p>
          </table:table-cell>
          <table:table-cell table:number-columns-repeated="5"/>
        </table:table-row>
        <table:table-row table:style-name="ro2">
          <table:table-cell office:value-type="float" office:value="202">
            <text:p>202</text:p>
          </table:table-cell>
          <table:table-cell table:number-columns-repeated="5"/>
        </table:table-row>
        <table:table-row table:style-name="ro2">
          <table:table-cell office:value-type="float" office:value="203">
            <text:p>203</text:p>
          </table:table-cell>
          <table:table-cell table:number-columns-repeated="5"/>
        </table:table-row>
        <table:table-row table:style-name="ro2">
          <table:table-cell office:value-type="float" office:value="204">
            <text:p>204</text:p>
          </table:table-cell>
          <table:table-cell table:number-columns-repeated="5"/>
        </table:table-row>
        <table:table-row table:style-name="ro2">
          <table:table-cell office:value-type="float" office:value="205">
            <text:p>205</text:p>
          </table:table-cell>
          <table:table-cell table:number-columns-repeated="5"/>
        </table:table-row>
        <table:table-row table:style-name="ro2">
          <table:table-cell office:value-type="float" office:value="206">
            <text:p>206</text:p>
          </table:table-cell>
          <table:table-cell table:number-columns-repeated="5"/>
        </table:table-row>
        <table:table-row table:style-name="ro2">
          <table:table-cell office:value-type="float" office:value="207">
            <text:p>207</text:p>
          </table:table-cell>
          <table:table-cell table:number-columns-repeated="5"/>
        </table:table-row>
        <table:table-row table:style-name="ro2">
          <table:table-cell office:value-type="float" office:value="208">
            <text:p>208</text:p>
          </table:table-cell>
          <table:table-cell table:number-columns-repeated="5"/>
        </table:table-row>
        <table:table-row table:style-name="ro2">
          <table:table-cell office:value-type="float" office:value="209">
            <text:p>209</text:p>
          </table:table-cell>
          <table:table-cell table:number-columns-repeated="5"/>
        </table:table-row>
        <table:table-row table:style-name="ro2">
          <table:table-cell office:value-type="float" office:value="210">
            <text:p>210</text:p>
          </table:table-cell>
          <table:table-cell table:number-columns-repeated="5"/>
        </table:table-row>
        <table:table-row table:style-name="ro2">
          <table:table-cell office:value-type="float" office:value="211">
            <text:p>211</text:p>
          </table:table-cell>
          <table:table-cell table:number-columns-repeated="5"/>
        </table:table-row>
        <table:table-row table:style-name="ro2">
          <table:table-cell office:value-type="float" office:value="212">
            <text:p>212</text:p>
          </table:table-cell>
          <table:table-cell table:number-columns-repeated="5"/>
        </table:table-row>
        <table:table-row table:style-name="ro2">
          <table:table-cell office:value-type="float" office:value="213">
            <text:p>213</text:p>
          </table:table-cell>
          <table:table-cell table:number-columns-repeated="5"/>
        </table:table-row>
        <table:table-row table:style-name="ro2">
          <table:table-cell office:value-type="float" office:value="214">
            <text:p>214</text:p>
          </table:table-cell>
          <table:table-cell table:number-columns-repeated="5"/>
        </table:table-row>
        <table:table-row table:style-name="ro2">
          <table:table-cell office:value-type="float" office:value="215">
            <text:p>215</text:p>
          </table:table-cell>
          <table:table-cell table:number-columns-repeated="5"/>
        </table:table-row>
        <table:table-row table:style-name="ro2">
          <table:table-cell office:value-type="float" office:value="216">
            <text:p>216</text:p>
          </table:table-cell>
          <table:table-cell table:number-columns-repeated="5"/>
        </table:table-row>
        <table:table-row table:style-name="ro2">
          <table:table-cell office:value-type="float" office:value="217">
            <text:p>217</text:p>
          </table:table-cell>
          <table:table-cell table:number-columns-repeated="5"/>
        </table:table-row>
        <table:table-row table:style-name="ro2">
          <table:table-cell office:value-type="float" office:value="218">
            <text:p>218</text:p>
          </table:table-cell>
          <table:table-cell table:number-columns-repeated="5"/>
        </table:table-row>
        <table:table-row table:style-name="ro2">
          <table:table-cell office:value-type="float" office:value="219">
            <text:p>219</text:p>
          </table:table-cell>
          <table:table-cell table:number-columns-repeated="5"/>
        </table:table-row>
        <table:table-row table:style-name="ro2">
          <table:table-cell office:value-type="float" office:value="220">
            <text:p>220</text:p>
          </table:table-cell>
          <table:table-cell table:number-columns-repeated="5"/>
        </table:table-row>
        <table:table-row table:style-name="ro2">
          <table:table-cell office:value-type="float" office:value="221">
            <text:p>221</text:p>
          </table:table-cell>
          <table:table-cell table:number-columns-repeated="5"/>
        </table:table-row>
        <table:table-row table:style-name="ro2">
          <table:table-cell office:value-type="float" office:value="222">
            <text:p>222</text:p>
          </table:table-cell>
          <table:table-cell table:number-columns-repeated="5"/>
        </table:table-row>
        <table:table-row table:style-name="ro2">
          <table:table-cell office:value-type="float" office:value="223">
            <text:p>223</text:p>
          </table:table-cell>
          <table:table-cell table:number-columns-repeated="5"/>
        </table:table-row>
        <table:table-row table:style-name="ro2">
          <table:table-cell office:value-type="float" office:value="224">
            <text:p>224</text:p>
          </table:table-cell>
          <table:table-cell table:number-columns-repeated="5"/>
        </table:table-row>
        <table:table-row table:style-name="ro2">
          <table:table-cell office:value-type="float" office:value="225">
            <text:p>225</text:p>
          </table:table-cell>
          <table:table-cell table:number-columns-repeated="5"/>
        </table:table-row>
        <table:table-row table:style-name="ro2">
          <table:table-cell office:value-type="float" office:value="226">
            <text:p>226</text:p>
          </table:table-cell>
          <table:table-cell table:number-columns-repeated="5"/>
        </table:table-row>
        <table:table-row table:style-name="ro2">
          <table:table-cell office:value-type="float" office:value="227">
            <text:p>227</text:p>
          </table:table-cell>
          <table:table-cell table:number-columns-repeated="5"/>
        </table:table-row>
        <table:table-row table:style-name="ro2">
          <table:table-cell office:value-type="float" office:value="228">
            <text:p>228</text:p>
          </table:table-cell>
          <table:table-cell table:number-columns-repeated="5"/>
        </table:table-row>
        <table:table-row table:style-name="ro2">
          <table:table-cell office:value-type="float" office:value="229">
            <text:p>229</text:p>
          </table:table-cell>
          <table:table-cell table:number-columns-repeated="5"/>
        </table:table-row>
        <table:table-row table:style-name="ro2">
          <table:table-cell office:value-type="float" office:value="230">
            <text:p>230</text:p>
          </table:table-cell>
          <table:table-cell table:number-columns-repeated="5"/>
        </table:table-row>
        <table:table-row table:style-name="ro2">
          <table:table-cell office:value-type="float" office:value="231">
            <text:p>231</text:p>
          </table:table-cell>
          <table:table-cell table:number-columns-repeated="5"/>
        </table:table-row>
        <table:table-row table:style-name="ro2">
          <table:table-cell office:value-type="float" office:value="232">
            <text:p>232</text:p>
          </table:table-cell>
          <table:table-cell table:number-columns-repeated="5"/>
        </table:table-row>
        <table:table-row table:style-name="ro2">
          <table:table-cell office:value-type="float" office:value="233">
            <text:p>233</text:p>
          </table:table-cell>
          <table:table-cell table:number-columns-repeated="5"/>
        </table:table-row>
        <table:table-row table:style-name="ro2">
          <table:table-cell office:value-type="float" office:value="234">
            <text:p>234</text:p>
          </table:table-cell>
          <table:table-cell table:number-columns-repeated="5"/>
        </table:table-row>
        <table:table-row table:style-name="ro2">
          <table:table-cell office:value-type="float" office:value="235">
            <text:p>235</text:p>
          </table:table-cell>
          <table:table-cell table:number-columns-repeated="5"/>
        </table:table-row>
        <table:table-row table:style-name="ro2">
          <table:table-cell office:value-type="float" office:value="236">
            <text:p>236</text:p>
          </table:table-cell>
          <table:table-cell table:number-columns-repeated="5"/>
        </table:table-row>
        <table:table-row table:style-name="ro2">
          <table:table-cell office:value-type="float" office:value="237">
            <text:p>237</text:p>
          </table:table-cell>
          <table:table-cell table:number-columns-repeated="5"/>
        </table:table-row>
        <table:table-row table:style-name="ro2">
          <table:table-cell office:value-type="float" office:value="238">
            <text:p>238</text:p>
          </table:table-cell>
          <table:table-cell table:number-columns-repeated="5"/>
        </table:table-row>
        <table:table-row table:style-name="ro2">
          <table:table-cell office:value-type="float" office:value="239">
            <text:p>239</text:p>
          </table:table-cell>
          <table:table-cell table:number-columns-repeated="5"/>
        </table:table-row>
        <table:table-row table:style-name="ro2">
          <table:table-cell office:value-type="float" office:value="240">
            <text:p>240</text:p>
          </table:table-cell>
          <table:table-cell table:number-columns-repeated="5"/>
        </table:table-row>
        <table:table-row table:style-name="ro2">
          <table:table-cell office:value-type="float" office:value="241">
            <text:p>241</text:p>
          </table:table-cell>
          <table:table-cell table:number-columns-repeated="5"/>
        </table:table-row>
        <table:table-row table:style-name="ro2" table:number-rows-repeated="104833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6">26.03.2020</text:date>, <text:time>20:29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a Puchner</meta:initial-creator>
    <meta:creation-date>2020-03-26T08:05:21</meta:creation-date>
    <dc:date>2020-03-26T20:29:16</dc:date>
    <dc:creator>Pia Puchner</dc:creator>
    <meta:editing-duration>PT12H8M45S</meta:editing-duration>
    <meta:editing-cycles>3</meta:editing-cycles>
    <meta:generator>OpenOffice/4.1.6$Unix OpenOffice.org_project/416m1$Build-9790</meta:generator>
    <meta:document-statistic meta:table-count="3" meta:cell-count="771" meta:object-count="0"/>
    <meta:user-defined meta:name=""/>
  </office:meta>
</office:document-meta>
</file>